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hrough elimination of all possible human perpetrators by having no conclusive evidence, we have determined that the most likely cause of the loss in security camera film is a powerful lightning strike. <text:s/>While there has been no direct evidence linking any suspects to the security film, it was stated by Peter Falken, a member of the Cyber-Crime Joint Task Force, that G4S's systems, while sound in terms of technology, were extremely sensitive to changes in the environment, and that they could be brought down by an “act of nature.” <text:s/>A lightning map of the area during the time of the shutdown of the system showed a high-intensity lightning strike taking place in Olympic Park, precisely the type of natural act that could bring down these systems.</text:p>
      <text:p text:style-name="Standard"><text:tab/>Because it is not a human perpetrator, but a natural act, there is no motive or reason, merely coincidence. <text:s/>The United States, for their part, should offer their assistance to the United Kingdom in ensuring that a similar event cannot happen again with new security firm Newcastle, which replaced G4S due to their failures in this and previous matters of secur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yber Discovery</meta:initial-creator>
    <meta:creation-date>2012-07-26T16:45:40</meta:creation-date>
    <dc:date>2012-07-26T17:06:56</dc:date>
    <dc:creator>Cyber Discovery</dc:creator>
    <meta:editing-duration>PT00H21M17S</meta:editing-duration>
    <meta:editing-cycles>3</meta:editing-cycles>
    <meta:generator>OpenOffice.org/3.2$Linux OpenOffice.org_project/320m12$Build-9483</meta:generator>
    <meta:document-statistic meta:table-count="0" meta:image-count="0" meta:object-count="0" meta:page-count="1" meta:paragraph-count="2" meta:word-count="188" meta:character-count="1118"/>
  </office:meta>
</office:document-meta>
</file>